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_Utheem" svg:font-family="A_Utheem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_Utheem"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float" office:value="780">
            <text:p>780</text:p>
          </table:table-cell>
          <table:table-cell office:value-type="string">
            <text:p>h</text:p>
          </table:table-cell>
          <table:table-cell table:formula="of:=CONCATENATE(&quot;ascii_content = ascii_content.replace('&quot;;[.C1];&quot;', u'\u0&quot;;[.B1];&quot;')&quot;)" office:value-type="string" office:string-value="ascii_content = ascii_content.replace('h', u'\u0780')">
            <text:p>ascii_content = ascii_content.replace('h', u'\u0780')</text:p>
          </table:table-cell>
        </table:table-row>
        <table:table-row table:style-name="ro1">
          <table:table-cell/>
          <table:table-cell office:value-type="float" office:value="781">
            <text:p>781</text:p>
          </table:table-cell>
          <table:table-cell office:value-type="string">
            <text:p>S</text:p>
          </table:table-cell>
          <table:table-cell table:formula="of:=CONCATENATE(&quot;ascii_content = ascii_content.replace('&quot;;[.C2];&quot;', u'\u0&quot;;[.B2];&quot;')&quot;)" office:value-type="string" office:string-value="ascii_content = ascii_content.replace('S', u'\u0781')">
            <text:p>ascii_content = ascii_content.replace('S', u'\u0781')</text:p>
          </table:table-cell>
        </table:table-row>
        <table:table-row table:style-name="ro1">
          <table:table-cell/>
          <table:table-cell office:value-type="float" office:value="782">
            <text:p>782</text:p>
          </table:table-cell>
          <table:table-cell office:value-type="string">
            <text:p>n</text:p>
          </table:table-cell>
          <table:table-cell table:formula="of:=CONCATENATE(&quot;ascii_content = ascii_content.replace('&quot;;[.C3];&quot;', u'\u0&quot;;[.B3];&quot;')&quot;)" office:value-type="string" office:string-value="ascii_content = ascii_content.replace('n', u'\u0782')">
            <text:p>ascii_content = ascii_content.replace('n', u'\u0782')</text:p>
          </table:table-cell>
        </table:table-row>
        <table:table-row table:style-name="ro1">
          <table:table-cell/>
          <table:table-cell office:value-type="float" office:value="783">
            <text:p>783</text:p>
          </table:table-cell>
          <table:table-cell office:value-type="string">
            <text:p>r</text:p>
          </table:table-cell>
          <table:table-cell table:formula="of:=CONCATENATE(&quot;ascii_content = ascii_content.replace('&quot;;[.C4];&quot;', u'\u0&quot;;[.B4];&quot;')&quot;)" office:value-type="string" office:string-value="ascii_content = ascii_content.replace('r', u'\u0783')">
            <text:p>ascii_content = ascii_content.replace('r', u'\u0783')</text:p>
          </table:table-cell>
        </table:table-row>
        <table:table-row table:style-name="ro1">
          <table:table-cell/>
          <table:table-cell office:value-type="float" office:value="784">
            <text:p>784</text:p>
          </table:table-cell>
          <table:table-cell office:value-type="string">
            <text:p>b</text:p>
          </table:table-cell>
          <table:table-cell table:formula="of:=CONCATENATE(&quot;ascii_content = ascii_content.replace('&quot;;[.C5];&quot;', u'\u0&quot;;[.B5];&quot;')&quot;)" office:value-type="string" office:string-value="ascii_content = ascii_content.replace('b', u'\u0784')">
            <text:p>ascii_content = ascii_content.replace('b', u'\u0784')</text:p>
          </table:table-cell>
        </table:table-row>
        <table:table-row table:style-name="ro1">
          <table:table-cell/>
          <table:table-cell office:value-type="float" office:value="785">
            <text:p>785</text:p>
          </table:table-cell>
          <table:table-cell office:value-type="string">
            <text:p>L</text:p>
          </table:table-cell>
          <table:table-cell table:formula="of:=CONCATENATE(&quot;ascii_content = ascii_content.replace('&quot;;[.C6];&quot;', u'\u0&quot;;[.B6];&quot;')&quot;)" office:value-type="string" office:string-value="ascii_content = ascii_content.replace('L', u'\u0785')">
            <text:p>ascii_content = ascii_content.replace('L', u'\u0785')</text:p>
          </table:table-cell>
        </table:table-row>
        <table:table-row table:style-name="ro1">
          <table:table-cell/>
          <table:table-cell office:value-type="float" office:value="786">
            <text:p>786</text:p>
          </table:table-cell>
          <table:table-cell office:value-type="string">
            <text:p>k</text:p>
          </table:table-cell>
          <table:table-cell table:formula="of:=CONCATENATE(&quot;ascii_content = ascii_content.replace('&quot;;[.C7];&quot;', u'\u0&quot;;[.B7];&quot;')&quot;)" office:value-type="string" office:string-value="ascii_content = ascii_content.replace('k', u'\u0786')">
            <text:p>ascii_content = ascii_content.replace('k', u'\u0786')</text:p>
          </table:table-cell>
        </table:table-row>
        <table:table-row table:style-name="ro1">
          <table:table-cell/>
          <table:table-cell office:value-type="float" office:value="787">
            <text:p>787</text:p>
          </table:table-cell>
          <table:table-cell office:value-type="string">
            <text:p>a</text:p>
          </table:table-cell>
          <table:table-cell table:formula="of:=CONCATENATE(&quot;ascii_content = ascii_content.replace('&quot;;[.C8];&quot;', u'\u0&quot;;[.B8];&quot;')&quot;)" office:value-type="string" office:string-value="ascii_content = ascii_content.replace('a', u'\u0787')">
            <text:p>ascii_content = ascii_content.replace('a', u'\u0787')</text:p>
          </table:table-cell>
        </table:table-row>
        <table:table-row table:style-name="ro1">
          <table:table-cell/>
          <table:table-cell office:value-type="float" office:value="788">
            <text:p>788</text:p>
          </table:table-cell>
          <table:table-cell office:value-type="string">
            <text:p>v</text:p>
          </table:table-cell>
          <table:table-cell table:formula="of:=CONCATENATE(&quot;ascii_content = ascii_content.replace('&quot;;[.C9];&quot;', u'\u0&quot;;[.B9];&quot;')&quot;)" office:value-type="string" office:string-value="ascii_content = ascii_content.replace('v', u'\u0788')">
            <text:p>ascii_content = ascii_content.replace('v', u'\u0788')</text:p>
          </table:table-cell>
        </table:table-row>
        <table:table-row table:style-name="ro1">
          <table:table-cell/>
          <table:table-cell office:value-type="float" office:value="789">
            <text:p>789</text:p>
          </table:table-cell>
          <table:table-cell office:value-type="string">
            <text:p>m</text:p>
          </table:table-cell>
          <table:table-cell table:formula="of:=CONCATENATE(&quot;ascii_content = ascii_content.replace('&quot;;[.C10];&quot;', u'\u0&quot;;[.B10];&quot;')&quot;)" office:value-type="string" office:string-value="ascii_content = ascii_content.replace('m', u'\u0789')">
            <text:p>ascii_content = ascii_content.replace('m', u'\u0789')</text:p>
          </table:table-cell>
        </table:table-row>
        <table:table-row table:style-name="ro1">
          <table:table-cell/>
          <table:table-cell office:value-type="string">
            <text:p>78A</text:p>
          </table:table-cell>
          <table:table-cell office:value-type="string">
            <text:p>f</text:p>
          </table:table-cell>
          <table:table-cell table:formula="of:=CONCATENATE(&quot;ascii_content = ascii_content.replace('&quot;;[.C11];&quot;', u'\u0&quot;;[.B11];&quot;')&quot;)" office:value-type="string" office:string-value="ascii_content = ascii_content.replace('f', u'\u078A')">
            <text:p>ascii_content = ascii_content.replace('f', u'\u078A')</text:p>
          </table:table-cell>
        </table:table-row>
        <table:table-row table:style-name="ro1">
          <table:table-cell/>
          <table:table-cell office:value-type="string">
            <text:p>78B</text:p>
          </table:table-cell>
          <table:table-cell office:value-type="string">
            <text:p>d</text:p>
          </table:table-cell>
          <table:table-cell table:formula="of:=CONCATENATE(&quot;ascii_content = ascii_content.replace('&quot;;[.C12];&quot;', u'\u0&quot;;[.B12];&quot;')&quot;)" office:value-type="string" office:string-value="ascii_content = ascii_content.replace('d', u'\u078B')">
            <text:p>ascii_content = ascii_content.replace('d', u'\u078B')</text:p>
          </table:table-cell>
        </table:table-row>
        <table:table-row table:style-name="ro1">
          <table:table-cell/>
          <table:table-cell office:value-type="string">
            <text:p>78C</text:p>
          </table:table-cell>
          <table:table-cell office:value-type="string">
            <text:p>t</text:p>
          </table:table-cell>
          <table:table-cell table:formula="of:=CONCATENATE(&quot;ascii_content = ascii_content.replace('&quot;;[.C13];&quot;', u'\u0&quot;;[.B13];&quot;')&quot;)" office:value-type="string" office:string-value="ascii_content = ascii_content.replace('t', u'\u078C')">
            <text:p>ascii_content = ascii_content.replace('t', u'\u078C')</text:p>
          </table:table-cell>
        </table:table-row>
        <table:table-row table:style-name="ro1">
          <table:table-cell/>
          <table:table-cell office:value-type="string">
            <text:p>78D</text:p>
          </table:table-cell>
          <table:table-cell office:value-type="string">
            <text:p>l</text:p>
          </table:table-cell>
          <table:table-cell table:formula="of:=CONCATENATE(&quot;ascii_content = ascii_content.replace('&quot;;[.C14];&quot;', u'\u0&quot;;[.B14];&quot;')&quot;)" office:value-type="string" office:string-value="ascii_content = ascii_content.replace('l', u'\u078D')">
            <text:p>ascii_content = ascii_content.replace('l', u'\u078D')</text:p>
          </table:table-cell>
        </table:table-row>
        <table:table-row table:style-name="ro1">
          <table:table-cell/>
          <table:table-cell office:value-type="string">
            <text:p>78E</text:p>
          </table:table-cell>
          <table:table-cell office:value-type="string">
            <text:p>g</text:p>
          </table:table-cell>
          <table:table-cell table:formula="of:=CONCATENATE(&quot;ascii_content = ascii_content.replace('&quot;;[.C15];&quot;', u'\u0&quot;;[.B15];&quot;')&quot;)" office:value-type="string" office:string-value="ascii_content = ascii_content.replace('g', u'\u078E')">
            <text:p>ascii_content = ascii_content.replace('g', u'\u078E')</text:p>
          </table:table-cell>
        </table:table-row>
        <table:table-row table:style-name="ro1">
          <table:table-cell/>
          <table:table-cell office:value-type="string">
            <text:p>78F</text:p>
          </table:table-cell>
          <table:table-cell office:value-type="string">
            <text:p>N</text:p>
          </table:table-cell>
          <table:table-cell table:formula="of:=CONCATENATE(&quot;ascii_content = ascii_content.replace('&quot;;[.C16];&quot;', u'\u0&quot;;[.B16];&quot;')&quot;)" office:value-type="string" office:string-value="ascii_content = ascii_content.replace('N', u'\u078F')">
            <text:p>ascii_content = ascii_content.replace('N', u'\u078F')</text:p>
          </table:table-cell>
        </table:table-row>
        <table:table-row table:style-name="ro1">
          <table:table-cell/>
          <table:table-cell office:value-type="float" office:value="790">
            <text:p>790</text:p>
          </table:table-cell>
          <table:table-cell office:value-type="string">
            <text:p>s</text:p>
          </table:table-cell>
          <table:table-cell table:formula="of:=CONCATENATE(&quot;ascii_content = ascii_content.replace('&quot;;[.C17];&quot;', u'\u0&quot;;[.B17];&quot;')&quot;)" office:value-type="string" office:string-value="ascii_content = ascii_content.replace('s', u'\u0790')">
            <text:p>ascii_content = ascii_content.replace('s', u'\u0790')</text:p>
          </table:table-cell>
        </table:table-row>
        <table:table-row table:style-name="ro1">
          <table:table-cell/>
          <table:table-cell office:value-type="float" office:value="791">
            <text:p>791</text:p>
          </table:table-cell>
          <table:table-cell office:value-type="string">
            <text:p>D</text:p>
          </table:table-cell>
          <table:table-cell table:formula="of:=CONCATENATE(&quot;ascii_content = ascii_content.replace('&quot;;[.C18];&quot;', u'\u0&quot;;[.B18];&quot;')&quot;)" office:value-type="string" office:string-value="ascii_content = ascii_content.replace('D', u'\u0791')">
            <text:p>ascii_content = ascii_content.replace('D', u'\u0791')</text:p>
          </table:table-cell>
        </table:table-row>
        <table:table-row table:style-name="ro1">
          <table:table-cell/>
          <table:table-cell office:value-type="float" office:value="792">
            <text:p>792</text:p>
          </table:table-cell>
          <table:table-cell office:value-type="string">
            <text:p>z</text:p>
          </table:table-cell>
          <table:table-cell table:formula="of:=CONCATENATE(&quot;ascii_content = ascii_content.replace('&quot;;[.C19];&quot;', u'\u0&quot;;[.B19];&quot;')&quot;)" office:value-type="string" office:string-value="ascii_content = ascii_content.replace('z', u'\u0792')">
            <text:p>ascii_content = ascii_content.replace('z', u'\u0792')</text:p>
          </table:table-cell>
        </table:table-row>
        <table:table-row table:style-name="ro1">
          <table:table-cell/>
          <table:table-cell office:value-type="float" office:value="793">
            <text:p>793</text:p>
          </table:table-cell>
          <table:table-cell office:value-type="string">
            <text:p>T</text:p>
          </table:table-cell>
          <table:table-cell table:formula="of:=CONCATENATE(&quot;ascii_content = ascii_content.replace('&quot;;[.C20];&quot;', u'\u0&quot;;[.B20];&quot;')&quot;)" office:value-type="string" office:string-value="ascii_content = ascii_content.replace('T', u'\u0793')">
            <text:p>ascii_content = ascii_content.replace('T', u'\u0793')</text:p>
          </table:table-cell>
        </table:table-row>
        <table:table-row table:style-name="ro1">
          <table:table-cell/>
          <table:table-cell office:value-type="float" office:value="794">
            <text:p>794</text:p>
          </table:table-cell>
          <table:table-cell office:value-type="string">
            <text:p>y</text:p>
          </table:table-cell>
          <table:table-cell table:formula="of:=CONCATENATE(&quot;ascii_content = ascii_content.replace('&quot;;[.C21];&quot;', u'\u0&quot;;[.B21];&quot;')&quot;)" office:value-type="string" office:string-value="ascii_content = ascii_content.replace('y', u'\u0794')">
            <text:p>ascii_content = ascii_content.replace('y', u'\u0794')</text:p>
          </table:table-cell>
        </table:table-row>
        <table:table-row table:style-name="ro1">
          <table:table-cell/>
          <table:table-cell office:value-type="float" office:value="795">
            <text:p>795</text:p>
          </table:table-cell>
          <table:table-cell office:value-type="string">
            <text:p>p</text:p>
          </table:table-cell>
          <table:table-cell table:formula="of:=CONCATENATE(&quot;ascii_content = ascii_content.replace('&quot;;[.C22];&quot;', u'\u0&quot;;[.B22];&quot;')&quot;)" office:value-type="string" office:string-value="ascii_content = ascii_content.replace('p', u'\u0795')">
            <text:p>ascii_content = ascii_content.replace('p', u'\u0795')</text:p>
          </table:table-cell>
        </table:table-row>
        <table:table-row table:style-name="ro1">
          <table:table-cell/>
          <table:table-cell office:value-type="float" office:value="796">
            <text:p>796</text:p>
          </table:table-cell>
          <table:table-cell office:value-type="string">
            <text:p>j</text:p>
          </table:table-cell>
          <table:table-cell table:formula="of:=CONCATENATE(&quot;ascii_content = ascii_content.replace('&quot;;[.C23];&quot;', u'\u0&quot;;[.B23];&quot;')&quot;)" office:value-type="string" office:string-value="ascii_content = ascii_content.replace('j', u'\u0796')">
            <text:p>ascii_content = ascii_content.replace('j', u'\u0796')</text:p>
          </table:table-cell>
        </table:table-row>
        <table:table-row table:style-name="ro1">
          <table:table-cell/>
          <table:table-cell office:value-type="float" office:value="797">
            <text:p>797</text:p>
          </table:table-cell>
          <table:table-cell office:value-type="string">
            <text:p>C</text:p>
          </table:table-cell>
          <table:table-cell table:formula="of:=CONCATENATE(&quot;ascii_content = ascii_content.replace('&quot;;[.C24];&quot;', u'\u0&quot;;[.B24];&quot;')&quot;)" office:value-type="string" office:string-value="ascii_content = ascii_content.replace('C', u'\u0797')">
            <text:p>ascii_content = ascii_content.replace('C', u'\u0797')</text:p>
          </table:table-cell>
        </table:table-row>
        <table:table-row table:style-name="ro1">
          <table:table-cell/>
          <table:table-cell office:value-type="float" office:value="798">
            <text:p>798</text:p>
          </table:table-cell>
          <table:table-cell office:value-type="string">
            <text:p>X</text:p>
          </table:table-cell>
          <table:table-cell table:formula="of:=CONCATENATE(&quot;ascii_content = ascii_content.replace('&quot;;[.C25];&quot;', u'\u0&quot;;[.B25];&quot;')&quot;)" office:value-type="string" office:string-value="ascii_content = ascii_content.replace('X', u'\u0798')">
            <text:p>ascii_content = ascii_content.replace('X', u'\u0798')</text:p>
          </table:table-cell>
        </table:table-row>
        <table:table-row table:style-name="ro1">
          <table:table-cell/>
          <table:table-cell office:value-type="float" office:value="799">
            <text:p>799</text:p>
          </table:table-cell>
          <table:table-cell office:value-type="string">
            <text:p>H</text:p>
          </table:table-cell>
          <table:table-cell table:formula="of:=CONCATENATE(&quot;ascii_content = ascii_content.replace('&quot;;[.C26];&quot;', u'\u0&quot;;[.B26];&quot;')&quot;)" office:value-type="string" office:string-value="ascii_content = ascii_content.replace('H', u'\u0799')">
            <text:p>ascii_content = ascii_content.replace('H', u'\u0799')</text:p>
          </table:table-cell>
        </table:table-row>
        <table:table-row table:style-name="ro1">
          <table:table-cell/>
          <table:table-cell office:value-type="string">
            <text:p>79A</text:p>
          </table:table-cell>
          <table:table-cell office:value-type="string">
            <text:p>K</text:p>
          </table:table-cell>
          <table:table-cell table:formula="of:=CONCATENATE(&quot;ascii_content = ascii_content.replace('&quot;;[.C27];&quot;', u'\u0&quot;;[.B27];&quot;')&quot;)" office:value-type="string" office:string-value="ascii_content = ascii_content.replace('K', u'\u079A')">
            <text:p>ascii_content = ascii_content.replace('K', u'\u079A')</text:p>
          </table:table-cell>
        </table:table-row>
        <table:table-row table:style-name="ro1">
          <table:table-cell/>
          <table:table-cell office:value-type="string">
            <text:p>79B</text:p>
          </table:table-cell>
          <table:table-cell office:value-type="string">
            <text:p>J</text:p>
          </table:table-cell>
          <table:table-cell table:formula="of:=CONCATENATE(&quot;ascii_content = ascii_content.replace('&quot;;[.C28];&quot;', u'\u0&quot;;[.B28];&quot;')&quot;)" office:value-type="string" office:string-value="ascii_content = ascii_content.replace('J', u'\u079B')">
            <text:p>ascii_content = ascii_content.replace('J', u'\u079B')</text:p>
          </table:table-cell>
        </table:table-row>
        <table:table-row table:style-name="ro1">
          <table:table-cell/>
          <table:table-cell office:value-type="string">
            <text:p>79C</text:p>
          </table:table-cell>
          <table:table-cell office:value-type="string">
            <text:p>R</text:p>
          </table:table-cell>
          <table:table-cell table:formula="of:=CONCATENATE(&quot;ascii_content = ascii_content.replace('&quot;;[.C29];&quot;', u'\u0&quot;;[.B29];&quot;')&quot;)" office:value-type="string" office:string-value="ascii_content = ascii_content.replace('R', u'\u079C')">
            <text:p>ascii_content = ascii_content.replace('R', u'\u079C')</text:p>
          </table:table-cell>
        </table:table-row>
        <table:table-row table:style-name="ro1">
          <table:table-cell/>
          <table:table-cell office:value-type="string">
            <text:p>79D</text:p>
          </table:table-cell>
          <table:table-cell office:value-type="string">
            <text:p>x</text:p>
          </table:table-cell>
          <table:table-cell table:formula="of:=CONCATENATE(&quot;ascii_content = ascii_content.replace('&quot;;[.C30];&quot;', u'\u0&quot;;[.B30];&quot;')&quot;)" office:value-type="string" office:string-value="ascii_content = ascii_content.replace('x', u'\u079D')">
            <text:p>ascii_content = ascii_content.replace('x', u'\u079D')</text:p>
          </table:table-cell>
        </table:table-row>
        <table:table-row table:style-name="ro1">
          <table:table-cell/>
          <table:table-cell office:value-type="string">
            <text:p>79E</text:p>
          </table:table-cell>
          <table:table-cell office:value-type="string">
            <text:p>B</text:p>
          </table:table-cell>
          <table:table-cell table:formula="of:=CONCATENATE(&quot;ascii_content = ascii_content.replace('&quot;;[.C31];&quot;', u'\u0&quot;;[.B31];&quot;')&quot;)" office:value-type="string" office:string-value="ascii_content = ascii_content.replace('B', u'\u079E')">
            <text:p>ascii_content = ascii_content.replace('B', u'\u079E')</text:p>
          </table:table-cell>
        </table:table-row>
        <table:table-row table:style-name="ro1">
          <table:table-cell/>
          <table:table-cell office:value-type="string">
            <text:p>79F</text:p>
          </table:table-cell>
          <table:table-cell office:value-type="string">
            <text:p>F</text:p>
          </table:table-cell>
          <table:table-cell table:formula="of:=CONCATENATE(&quot;ascii_content = ascii_content.replace('&quot;;[.C32];&quot;', u'\u0&quot;;[.B32];&quot;')&quot;)" office:value-type="string" office:string-value="ascii_content = ascii_content.replace('F', u'\u079F')">
            <text:p>ascii_content = ascii_content.replace('F', u'\u079F')</text:p>
          </table:table-cell>
        </table:table-row>
        <table:table-row table:style-name="ro1">
          <table:table-cell/>
          <table:table-cell office:value-type="string">
            <text:p>7A0</text:p>
          </table:table-cell>
          <table:table-cell office:value-type="string">
            <text:p>Y</text:p>
          </table:table-cell>
          <table:table-cell table:formula="of:=CONCATENATE(&quot;ascii_content = ascii_content.replace('&quot;;[.C33];&quot;', u'\u0&quot;;[.B33];&quot;')&quot;)" office:value-type="string" office:string-value="ascii_content = ascii_content.replace('Y', u'\u07A0')">
            <text:p>ascii_content = ascii_content.replace('Y', u'\u07A0')</text:p>
          </table:table-cell>
        </table:table-row>
        <table:table-row table:style-name="ro1">
          <table:table-cell/>
          <table:table-cell office:value-type="string">
            <text:p>7A1</text:p>
          </table:table-cell>
          <table:table-cell office:value-type="string">
            <text:p>Z</text:p>
          </table:table-cell>
          <table:table-cell table:formula="of:=CONCATENATE(&quot;ascii_content = ascii_content.replace('&quot;;[.C34];&quot;', u'\u0&quot;;[.B34];&quot;')&quot;)" office:value-type="string" office:string-value="ascii_content = ascii_content.replace('Z', u'\u07A1')">
            <text:p>ascii_content = ascii_content.replace('Z', u'\u07A1')</text:p>
          </table:table-cell>
        </table:table-row>
        <table:table-row table:style-name="ro1">
          <table:table-cell/>
          <table:table-cell office:value-type="string">
            <text:p>7A2</text:p>
          </table:table-cell>
          <table:table-cell office:value-type="string">
            <text:p>A</text:p>
          </table:table-cell>
          <table:table-cell table:formula="of:=CONCATENATE(&quot;ascii_content = ascii_content.replace('&quot;;[.C35];&quot;', u'\u0&quot;;[.B35];&quot;')&quot;)" office:value-type="string" office:string-value="ascii_content = ascii_content.replace('A', u'\u07A2')">
            <text:p>ascii_content = ascii_content.replace('A', u'\u07A2')</text:p>
          </table:table-cell>
        </table:table-row>
        <table:table-row table:style-name="ro1">
          <table:table-cell/>
          <table:table-cell office:value-type="string">
            <text:p>7A3</text:p>
          </table:table-cell>
          <table:table-cell office:value-type="string">
            <text:p>G</text:p>
          </table:table-cell>
          <table:table-cell table:formula="of:=CONCATENATE(&quot;ascii_content = ascii_content.replace('&quot;;[.C36];&quot;', u'\u0&quot;;[.B36];&quot;')&quot;)" office:value-type="string" office:string-value="ascii_content = ascii_content.replace('G', u'\u07A3')">
            <text:p>ascii_content = ascii_content.replace('G', u'\u07A3')</text:p>
          </table:table-cell>
        </table:table-row>
        <table:table-row table:style-name="ro1">
          <table:table-cell/>
          <table:table-cell office:value-type="string">
            <text:p>7A4</text:p>
          </table:table-cell>
          <table:table-cell office:value-type="string">
            <text:p>q</text:p>
          </table:table-cell>
          <table:table-cell table:formula="of:=CONCATENATE(&quot;ascii_content = ascii_content.replace('&quot;;[.C37];&quot;', u'\u0&quot;;[.B37];&quot;')&quot;)" office:value-type="string" office:string-value="ascii_content = ascii_content.replace('q', u'\u07A4')">
            <text:p>ascii_content = ascii_content.replace('q', u'\u07A4')</text:p>
          </table:table-cell>
        </table:table-row>
        <table:table-row table:style-name="ro1">
          <table:table-cell/>
          <table:table-cell office:value-type="string">
            <text:p>7A5</text:p>
          </table:table-cell>
          <table:table-cell office:value-type="string">
            <text:p>V</text:p>
          </table:table-cell>
          <table:table-cell table:formula="of:=CONCATENATE(&quot;ascii_content = ascii_content.replace('&quot;;[.C38];&quot;', u'\u0&quot;;[.B38];&quot;')&quot;)" office:value-type="string" office:string-value="ascii_content = ascii_content.replace('V', u'\u07A5')">
            <text:p>ascii_content = ascii_content.replace('V', u'\u07A5')</text:p>
          </table:table-cell>
        </table:table-row>
        <table:table-row table:style-name="ro1">
          <table:table-cell/>
          <table:table-cell office:value-type="string">
            <text:p>7A6</text:p>
          </table:table-cell>
          <table:table-cell office:value-type="string">
            <text:p>w</text:p>
          </table:table-cell>
          <table:table-cell table:formula="of:=CONCATENATE(&quot;ascii_content = ascii_content.replace('&quot;;[.C39];&quot;', u'\u0&quot;;[.B39];&quot;')&quot;)" office:value-type="string" office:string-value="ascii_content = ascii_content.replace('w', u'\u07A6')">
            <text:p>ascii_content = ascii_content.replace('w', u'\u07A6')</text:p>
          </table:table-cell>
        </table:table-row>
        <table:table-row table:style-name="ro1">
          <table:table-cell/>
          <table:table-cell office:value-type="string">
            <text:p>7A7</text:p>
          </table:table-cell>
          <table:table-cell office:value-type="string">
            <text:p>W</text:p>
          </table:table-cell>
          <table:table-cell table:formula="of:=CONCATENATE(&quot;ascii_content = ascii_content.replace('&quot;;[.C40];&quot;', u'\u0&quot;;[.B40];&quot;')&quot;)" office:value-type="string" office:string-value="ascii_content = ascii_content.replace('W', u'\u07A7')">
            <text:p>ascii_content = ascii_content.replace('W', u'\u07A7')</text:p>
          </table:table-cell>
        </table:table-row>
        <table:table-row table:style-name="ro1">
          <table:table-cell/>
          <table:table-cell office:value-type="string">
            <text:p>7A8</text:p>
          </table:table-cell>
          <table:table-cell office:value-type="string">
            <text:p>i</text:p>
          </table:table-cell>
          <table:table-cell table:formula="of:=CONCATENATE(&quot;ascii_content = ascii_content.replace('&quot;;[.C41];&quot;', u'\u0&quot;;[.B41];&quot;')&quot;)" office:value-type="string" office:string-value="ascii_content = ascii_content.replace('i', u'\u07A8')">
            <text:p>ascii_content = ascii_content.replace('i', u'\u07A8')</text:p>
          </table:table-cell>
        </table:table-row>
        <table:table-row table:style-name="ro1">
          <table:table-cell/>
          <table:table-cell office:value-type="string">
            <text:p>7A9</text:p>
          </table:table-cell>
          <table:table-cell office:value-type="string">
            <text:p>I</text:p>
          </table:table-cell>
          <table:table-cell table:formula="of:=CONCATENATE(&quot;ascii_content = ascii_content.replace('&quot;;[.C42];&quot;', u'\u0&quot;;[.B42];&quot;')&quot;)" office:value-type="string" office:string-value="ascii_content = ascii_content.replace('I', u'\u07A9')">
            <text:p>ascii_content = ascii_content.replace('I', u'\u07A9')</text:p>
          </table:table-cell>
        </table:table-row>
        <table:table-row table:style-name="ro1">
          <table:table-cell/>
          <table:table-cell office:value-type="string">
            <text:p>7AA</text:p>
          </table:table-cell>
          <table:table-cell office:value-type="string">
            <text:p>u</text:p>
          </table:table-cell>
          <table:table-cell table:formula="of:=CONCATENATE(&quot;ascii_content = ascii_content.replace('&quot;;[.C43];&quot;', u'\u0&quot;;[.B43];&quot;')&quot;)" office:value-type="string" office:string-value="ascii_content = ascii_content.replace('u', u'\u07AA')">
            <text:p>ascii_content = ascii_content.replace('u', u'\u07AA')</text:p>
          </table:table-cell>
        </table:table-row>
        <table:table-row table:style-name="ro1">
          <table:table-cell/>
          <table:table-cell office:value-type="string">
            <text:p>7AB</text:p>
          </table:table-cell>
          <table:table-cell office:value-type="string">
            <text:p>U</text:p>
          </table:table-cell>
          <table:table-cell table:formula="of:=CONCATENATE(&quot;ascii_content = ascii_content.replace('&quot;;[.C44];&quot;', u'\u0&quot;;[.B44];&quot;')&quot;)" office:value-type="string" office:string-value="ascii_content = ascii_content.replace('U', u'\u07AB')">
            <text:p>ascii_content = ascii_content.replace('U', u'\u07AB')</text:p>
          </table:table-cell>
        </table:table-row>
        <table:table-row table:style-name="ro1">
          <table:table-cell/>
          <table:table-cell office:value-type="string">
            <text:p>7AC</text:p>
          </table:table-cell>
          <table:table-cell office:value-type="string">
            <text:p>e</text:p>
          </table:table-cell>
          <table:table-cell table:formula="of:=CONCATENATE(&quot;ascii_content = ascii_content.replace('&quot;;[.C45];&quot;', u'\u0&quot;;[.B45];&quot;')&quot;)" office:value-type="string" office:string-value="ascii_content = ascii_content.replace('e', u'\u07AC')">
            <text:p>ascii_content = ascii_content.replace('e', u'\u07AC')</text:p>
          </table:table-cell>
        </table:table-row>
        <table:table-row table:style-name="ro1">
          <table:table-cell/>
          <table:table-cell office:value-type="string">
            <text:p>7AD</text:p>
          </table:table-cell>
          <table:table-cell office:value-type="string">
            <text:p>E</text:p>
          </table:table-cell>
          <table:table-cell table:formula="of:=CONCATENATE(&quot;ascii_content = ascii_content.replace('&quot;;[.C46];&quot;', u'\u0&quot;;[.B46];&quot;')&quot;)" office:value-type="string" office:string-value="ascii_content = ascii_content.replace('E', u'\u07AD')">
            <text:p>ascii_content = ascii_content.replace('E', u'\u07AD')</text:p>
          </table:table-cell>
        </table:table-row>
        <table:table-row table:style-name="ro1">
          <table:table-cell/>
          <table:table-cell office:value-type="string">
            <text:p>7AE</text:p>
          </table:table-cell>
          <table:table-cell office:value-type="string">
            <text:p>o</text:p>
          </table:table-cell>
          <table:table-cell table:formula="of:=CONCATENATE(&quot;ascii_content = ascii_content.replace('&quot;;[.C47];&quot;', u'\u0&quot;;[.B47];&quot;')&quot;)" office:value-type="string" office:string-value="ascii_content = ascii_content.replace('o', u'\u07AE')">
            <text:p>ascii_content = ascii_content.replace('o', u'\u07AE')</text:p>
          </table:table-cell>
        </table:table-row>
        <table:table-row table:style-name="ro1">
          <table:table-cell/>
          <table:table-cell office:value-type="string">
            <text:p>7AF</text:p>
          </table:table-cell>
          <table:table-cell office:value-type="string">
            <text:p>O</text:p>
          </table:table-cell>
          <table:table-cell table:formula="of:=CONCATENATE(&quot;ascii_content = ascii_content.replace('&quot;;[.C48];&quot;', u'\u0&quot;;[.B48];&quot;')&quot;)" office:value-type="string" office:string-value="ascii_content = ascii_content.replace('O', u'\u07AF')">
            <text:p>ascii_content = ascii_content.replace('O', u'\u07AF')</text:p>
          </table:table-cell>
        </table:table-row>
        <table:table-row table:style-name="ro1">
          <table:table-cell/>
          <table:table-cell office:value-type="string">
            <text:p>7B0</text:p>
          </table:table-cell>
          <table:table-cell office:value-type="string">
            <text:p>c</text:p>
          </table:table-cell>
          <table:table-cell table:formula="of:=CONCATENATE(&quot;ascii_content = ascii_content.replace('&quot;;[.C49];&quot;', u'\u0&quot;;[.B49];&quot;')&quot;)" office:value-type="string" office:string-value="ascii_content = ascii_content.replace('c', u'\u07B0')">
            <text:p>ascii_content = ascii_content.replace('c', u'\u07B0')</text:p>
          </table:table-cell>
        </table:table-row>
        <table:table-row table:style-name="ro1" table:number-rows-repeated="104852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_Utheem" svg:font-family="A_Utheem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 style:data-style-name="N2" text:time-value="0000-00-00T15:21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15:05:41</meta:creation-date>
    <dc:date>2014-01-06T15:39:08</dc:date>
    <meta:editing-duration>PT14M1S</meta:editing-duration>
    <meta:editing-cycles>3</meta:editing-cycles>
    <meta:generator>LibreOffice/4.0.2.2$Linux_X86_64 LibreOffice_project/400m0$Build-2</meta:generator>
    <meta:document-statistic meta:table-count="1" meta:cell-count="147" meta:object-count="0"/>
  </office:meta>
</office:document-meta>
</file>